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style:writing-mode="page"/>
    </style:style>
    <style:style style:name="P1" style:family="paragraph" style:parent-style-name="Standard">
      <style:text-properties officeooo:rsid="001e484f"/>
    </style:style>
    <style:style style:name="P2" style:family="paragraph" style:parent-style-name="Standard">
      <style:text-properties officeooo:rsid="0021ee40" officeooo:paragraph-rsid="0021ee40"/>
    </style:style>
    <style:style style:name="P3" style:family="paragraph" style:parent-style-name="Standard">
      <style:text-properties officeooo:rsid="0023293b" officeooo:paragraph-rsid="0023293b"/>
    </style:style>
    <style:style style:name="P4" style:family="paragraph" style:parent-style-name="Table_20_Contents">
      <style:text-properties officeooo:rsid="001ec15b" officeooo:paragraph-rsid="001ec15b"/>
    </style:style>
    <style:style style:name="P5" style:family="paragraph" style:parent-style-name="Standard" style:list-style-name="L1">
      <style:text-properties officeooo:rsid="001ec15b" officeooo:paragraph-rsid="001ec15b"/>
    </style:style>
    <style:style style:name="P6" style:family="paragraph" style:parent-style-name="Standard" style:list-style-name="L1">
      <style:text-properties officeooo:rsid="0020cd52" officeooo:paragraph-rsid="0020cd52"/>
    </style:style>
    <style:style style:name="P7" style:family="paragraph" style:parent-style-name="Standard" style:list-style-name="L1">
      <style:text-properties officeooo:rsid="00203762" officeooo:paragraph-rsid="00203762"/>
    </style:style>
    <style:style style:name="P8" style:family="paragraph" style:parent-style-name="Standard" style:list-style-name="L1">
      <style:text-properties officeooo:rsid="0021ee40" officeooo:paragraph-rsid="0021ee40"/>
    </style:style>
    <style:style style:name="P9" style:family="paragraph" style:parent-style-name="Standard" style:list-style-name="L2">
      <style:text-properties officeooo:rsid="0023293b" officeooo:paragraph-rsid="0023293b"/>
    </style:style>
    <style:style style:name="P10" style:family="paragraph" style:parent-style-name="Table_20_Contents" style:list-style-name="L1">
      <style:text-properties officeooo:rsid="001ec15b" officeooo:paragraph-rsid="001ec15b"/>
    </style:style>
    <style:style style:name="P11" style:family="paragraph" style:parent-style-name="Table_20_Contents" style:list-style-name="L1">
      <style:text-properties officeooo:rsid="001ec15b" officeooo:paragraph-rsid="0020cd52"/>
    </style:style>
    <style:style style:name="P12" style:family="paragraph" style:parent-style-name="Table_20_Contents" style:list-style-name="L1">
      <style:text-properties officeooo:rsid="001ec15b" officeooo:paragraph-rsid="0021ee40"/>
    </style:style>
    <style:style style:name="P13" style:family="paragraph" style:parent-style-name="Table_20_Contents" style:list-style-name="L1">
      <style:text-properties officeooo:rsid="0020cd52" officeooo:paragraph-rsid="0020cd52"/>
    </style:style>
    <style:style style:name="P14" style:family="paragraph" style:parent-style-name="Table_20_Contents" style:list-style-name="L1">
      <style:text-properties officeooo:rsid="0020cd52" officeooo:paragraph-rsid="0021ee40"/>
    </style:style>
    <style:style style:name="P15" style:family="paragraph" style:parent-style-name="Table_20_Contents" style:list-style-name="L1">
      <style:text-properties officeooo:rsid="0021ee40" officeooo:paragraph-rsid="0021ee40"/>
    </style:style>
    <style:style style:name="P16" style:family="paragraph" style:parent-style-name="Table_20_Contents" style:list-style-name="L2">
      <style:text-properties officeooo:paragraph-rsid="0023293b"/>
    </style:style>
    <style:style style:name="P17" style:family="paragraph" style:parent-style-name="Table_20_Contents" style:list-style-name="L2">
      <style:text-properties officeooo:rsid="0023293b" officeooo:paragraph-rsid="0023293b"/>
    </style:style>
    <style:style style:name="T1" style:family="text">
      <style:text-properties officeooo:rsid="001ec15b"/>
    </style:style>
    <style:style style:name="T2" style:family="text">
      <style:text-properties officeooo:rsid="00203762"/>
    </style:style>
    <style:style style:name="T3" style:family="text">
      <style:text-properties officeooo:rsid="0020cd52"/>
    </style:style>
    <style:style style:name="T4" style:family="text">
      <style:text-properties officeooo:rsid="0021ee40"/>
    </style:style>
    <style:style style:name="T5" style:family="text">
      <style:text-properties officeooo:rsid="0023293b"/>
    </style:style>
    <style:style style:name="T6" style:family="text">
      <style:text-properties officeooo:rsid="0025a7b2"/>
    </style:style>
    <style:style style:name="T7" style:family="text">
      <style:text-properties officeooo:rsid="0027a43b"/>
    </style:style>
    <style:style style:name="T8" style:family="text">
      <style:text-properties officeooo:rsid="0029a3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<text:span text:style-name="T1">Script assíncrono</text:span></text:p>
      <text:p text:style-name="P1"/>
      <text:list xml:id="list487051696" text:style-name="L1">
        <text:list-item>
          <text:p text:style-name="P5">O JavaScript roda de maneira síncrona.</text:p>
        </text:list-item>
        <text:list-item>
          <text:p text:style-name="P6">No assíncrono, a gente faz uma coisa enquanto faz outra ao mesmo tempo.</text:p>
        </text:list-item>
        <text:list-item>
          <text:p text:style-name="P5">Promises → objeto de processamento assíncrono. Inicialmente, o valor de uma promise é desconhecido. Ela pode, então, ser resolvida ou rejeitada. <text:span text:style-name="T6">É um objeto JavaScript que possui 3 estados (pendente, resolvido, rejeitado). Await é um operador específico para lidar com Promises.</text:span></text:p>
        </text:list-item>
        <text:list-item>
          <text:p text:style-name="P5">Uma promise pode ter 3 estados:</text:p>
          <text:list>
            <text:list-item>
              <text:p text:style-name="P5">Pending (pendente) → quando a gente recebe.</text:p>
            </text:list-item>
            <text:list-item>
              <text:p text:style-name="P5">Fulfilled (completa)</text:p>
            </text:list-item>
            <text:list-item>
              <text:p text:style-name="P5">Rejected (rejeitada)</text:p>
            </text:list-item>
          </text:list>
          <text:p text:style-name="P5"/>
        </text:list-item>
        <text:list-item>
          <text:p text:style-name="P5">Estrutura</text:p>
          <text:p text:style-name="P5"/>
        </text:list-item>
      </text:list>
      <table:table table:name="Tabela1" table:style-name="Tabela1">
        <table:table-column table:style-name="Tabela1.A"/>
        <table:table-row table:style-name="TableLine2463056381856">
          <table:table-cell table:style-name="Tabela1.A1" office:value-type="string">
            <text:list xml:id="list155658900900618" text:continue-numbering="true" text:style-name="L1">
              <text:list-item>
                <text:p text:style-name="P10">const myPromise = new Promise ( (resolve, reject) =&gt; {</text:p>
                <text:list>
                  <text:list-header>
                    <text:p text:style-name="P10">window.seTimeout ( ( ) =&gt; {</text:p>
                    <text:list>
                      <text:list-header>
                        <text:p text:style-name="P10">resolve (console.log (‘Resolvida!’) );</text:p>
                      </text:list-header>
                    </text:list>
                    <text:p text:style-name="P10">}, 2000 );</text:p>
                  </text:list-header>
                </text:list>
                <text:p text:style-name="P10">} );</text:p>
                <text:p text:style-name="P10"/>
              </text:list-item>
              <text:list-item>
                <text:p text:style-name="P10">await myPromise</text:p>
                <text:list>
                  <text:list-header>
                    <text:p text:style-name="P10">.then ( (result) =&gt; result + ‘ passando pelo then’)</text:p>
                    <text:p text:style-name="P10">.then ( (result) =&gt; result + ‘ e agora acabou!’)</text:p>
                    <text:p text:style-name="P10">.catch ( (err) =&gt; console.log (err.message) );</text:p>
                  </text:list-header>
                </text:list>
              </text:list-item>
            </text:list>
            <text:p text:style-name="P4"/>
            <text:p text:style-name="P4">// Após 2 segundos, retornará o valor.</text:p>
            <text:p text:style-name="P4">// “Resolvida passando pelo then e agora acabou!” <text:span text:style-name="T2">O segundo then acumula o resultado do primeiro.</text:span></text:p>
            <text:p text:style-name="P4">// <text:span text:style-name="T2">o then é o que você vai fazer depois caso a promise seja bem-sucedida (resolvida). O erro é capturado no catch.</text:span></text:p>
            <text:p text:style-name="P4">// <text:span text:style-name="T2">await serve para pegar o resultado depois que a promise é resolvida ou rejeitada.</text:span></text:p>
          </table:table-cell>
        </table:table-row>
      </table:table>
      <text:list xml:id="list155660587688019" text:continue-numbering="true" text:style-name="L1">
        <text:list-header>
          <text:p text:style-name="P5"/>
        </text:list-header>
        <text:list-item>
          <text:p text:style-name="P7">Async / await → funções assíncronas precisam dessas duas palavras-chaves. Ao resolver uma promise, <text:span text:style-name="T3">é necessário dizer que a função é assíncrona para que seja possível utilizar a palavra await, que é uma palavra criada especificamente para lidar com promises. Await vai parar o código (esperar a promise resolver) e só depois que a promise for resolvida o código vai continuar rodando.</text:span></text:p>
        </text:list-item>
      </text:list>
      <table:table table:name="Tabela2" table:style-name="Tabela2">
        <table:table-column table:style-name="Tabela2.A"/>
        <table:table-row table:style-name="TableLine2463056390016">
          <table:table-cell table:style-name="Tabela2.A1" office:value-type="string">
            <text:list xml:id="list155659131517049" text:continue-numbering="true" text:style-name="L1">
              <text:list-item>
                <text:p text:style-name="P13">async function resolvePromise ( ) {</text:p>
                <text:list>
                  <text:list-item>
                    <text:p text:style-name="P11">const myPromise = new Promise ( (resolve, reject) =&gt; {</text:p>
                    <text:list>
                      <text:list-header>
                        <text:p text:style-name="P11">window.seTimeout ( ( ) =&gt; {</text:p>
                        <text:list>
                          <text:list-header>
                            <text:p text:style-name="P11">resolve (‘Resolvida!’);</text:p>
                          </text:list-header>
                        </text:list>
                        <text:p text:style-name="P11">}, <text:span text:style-name="T3">3</text:span>000 );</text:p>
                      </text:list-header>
                    </text:list>
                    <text:p text:style-name="P11">} );</text:p>
                  </text:list-item>
                </text:list>
                <text:p text:style-name="P11"/>
                <text:list text:continue-numbering="true">
                  <text:list-item>
                    <text:p text:style-name="P11"><text:span text:style-name="T3">const resolved = </text:span>await myPromise</text:p>
                    <text:list>
                      <text:list-header>
                        <text:p text:style-name="P11">.then ( (result) =&gt; result + ‘ passando pelo then’)</text:p>
                        <text:p text:style-name="P11">.then ( (result) =&gt; result + ‘ e agora acabou!’)</text:p>
                        <text:p text:style-name="P11">.catch ( (err) =&gt; console.log (err.message) );</text:p>
                      </text:list-header>
                    </text:list>
                  </text:list-item>
                </text:list>
                <text:p text:style-name="P13"/>
                <text:p text:style-name="P13">return resolved;</text:p>
                <text:p text:style-name="P13">}</text:p>
              </text:list-item>
            </text:list>
          </table:table-cell>
        </table:table-row>
      </table:table>
      <text:list xml:id="list155659780251014" text:continue-numbering="true" text:style-name="L1">
        <text:list-item>
          <text:p text:style-name="P8"/>
        </text:list-item>
        <text:list-item>
          <text:p text:style-name="P8"><text:soft-page-break/>Funções assíncronas também retornam promises! → ao utilizar uma função assíncrona, não possível chamá-la da forma convencional ( resolvePromise ( )), pois o resultado será que ela está pendente ( Promise {&lt;pending&gt;} ). É necessário, portanto, acrescentar um await à função assíncrona ( await resolvePromise ( )), pois o resultado de uma promise é outra promise.</text:p>
        </text:list-item>
        <text:list-item>
          <text:p text:style-name="P8">Utilizando <text:s/>try...catch.</text:p>
        </text:list-item>
      </text:list>
      <table:table table:name="Tabela3" table:style-name="Tabela3">
        <table:table-column table:style-name="Tabela3.A"/>
        <table:table-row table:style-name="TableLine2463056386752">
          <table:table-cell table:style-name="Tabela3.A1" office:value-type="string">
            <text:list xml:id="list155659624421095" text:continue-numbering="true" text:style-name="L1">
              <text:list-item>
                <text:p text:style-name="P14">async function resolvePromise ( ) {</text:p>
                <text:list>
                  <text:list-item>
                    <text:p text:style-name="P12">const myPromise = new Promise ( (resolve, reject) =&gt; {</text:p>
                    <text:list>
                      <text:list-header>
                        <text:p text:style-name="P12">window.seTimeout ( ( ) =&gt; {</text:p>
                        <text:list>
                          <text:list-header>
                            <text:p text:style-name="P12">resolve (‘Resolvida!’);</text:p>
                          </text:list-header>
                        </text:list>
                        <text:p text:style-name="P12">}, <text:span text:style-name="T3">3</text:span>000 );</text:p>
                      </text:list-header>
                    </text:list>
                    <text:p text:style-name="P12">} );</text:p>
                    <text:p text:style-name="P15"/>
                    <text:p text:style-name="P15">let result;</text:p>
                    <text:p text:style-name="P15"/>
                  </text:list-item>
                  <text:list-item>
                    <text:p text:style-name="P15">try {</text:p>
                    <text:list>
                      <text:list-header>
                        <text:p text:style-name="P12"><text:span text:style-name="T3">const resolved = </text:span>await myPromise</text:p>
                        <text:list>
                          <text:list-header>
                            <text:p text:style-name="P12">.then ( (result) =&gt; result + ‘ passando pelo then’)</text:p>
                            <text:p text:style-name="P12">.then ( (result) =&gt; result + ‘ e agora acabou!’)</text:p>
                          </text:list-header>
                        </text:list>
                      </text:list-header>
                    </text:list>
                    <text:p text:style-name="P15">} <text:span text:style-name="T1">catch (err) </text:span>{</text:p>
                    <text:list text:continue-numbering="true">
                      <text:list-header>
                        <text:p text:style-name="P15">result = err.message;</text:p>
                      </text:list-header>
                    </text:list>
                    <text:p text:style-name="P15">}</text:p>
                  </text:list-item>
                </text:list>
                <text:p text:style-name="P14"/>
                <text:p text:style-name="P14">return res<text:span text:style-name="T4">ult</text:span>;</text:p>
                <text:p text:style-name="P14">}</text:p>
              </text:list-item>
            </text:list>
          </table:table-cell>
        </table:table-row>
      </table:table>
      <text:p text:style-name="P2"/>
      <text:p text:style-name="P3">Consumindo APIs</text:p>
      <text:list xml:id="list665487741" text:style-name="L2">
        <text:list-item>
          <text:p text:style-name="P9">API (Application Programming Interface). <text:span text:style-name="T6">É uma interface que possibilita a comunicação entre plataformas. </text:span><text:span text:style-name="T8">Comandos executáveis para selecionar e manipular elementos da tela, etc.</text:span></text:p>
        </text:list-item>
        <text:list-item>
          <text:p text:style-name="P9">Uma API é uma forma de intermediar os resultados do backend com o que é apresentado no frontend. Você consegue acessar o resultado das APIs por meio de URLs.</text:p>
        </text:list-item>
        <text:list-item>
          <text:p text:style-name="P9">Formato JSON (JavaScript Object Notation). É muito comum que as APIs retornem seus dados no formato .json. É um formato de objeto. <text:span text:style-name="T6">É um formato de troca de informações muito utilizado na comunicação de front-ends com APIs.</text:span></text:p>
        </text:list-item>
        <text:list-item>
          <text:p text:style-name="P9">Método fetch → <text:span text:style-name="T6">retorna uma promise.</text:span></text:p>
          <text:p text:style-name="P9"/>
        </text:list-item>
      </text:list>
      <table:table table:name="Tabela4" table:style-name="Tabela4">
        <table:table-column table:style-name="Tabela4.A"/>
        <table:table-row table:style-name="TableLine2463056383760">
          <table:table-cell table:style-name="Tabela4.A1" office:value-type="string">
            <text:list xml:id="list155658951302401" text:continue-numbering="true" text:style-name="L2">
              <text:list-header>
                <text:p text:style-name="P17">fetch (url, option) </text:p>
                <text:list>
                  <text:list-header>
                    <text:p text:style-name="P16">.<text:span text:style-name="T5">then (response =&gt; response.json ( ) ) // converter a resposta para json (caso venha como string por exemplo, para poder utilizá-lo dentro do JavaSccript)</text:span></text:p>
                    <text:p text:style-name="P16">.<text:span text:style-name="T5">then (json =&gt; console.log (json))</text:span></text:p>
                  </text:list-header>
                </text:list>
                <text:p text:style-name="P16"/>
                <text:p text:style-name="P16">// <text:span text:style-name="T5">retorna uma Promise (isso significa que é necessário utilizar o await ao usar o fetch</text:span><text:span text:style-name="T7">)</text:span><text:span text:style-name="T5">.</text:span></text:p>
              </text:list-header>
            </text:list>
          </table:table-cell>
        </table:table-row>
      </table:table>
      <text:list xml:id="list155659105782216" text:continue-numbering="true" text:style-name="L2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0T09:17:42.621000000</meta:creation-date>
    <dc:date>2022-04-21T15:56:57.847000000</dc:date>
    <meta:editing-duration>PT2H23S</meta:editing-duration>
    <meta:editing-cycles>6</meta:editing-cycles>
    <meta:generator>LibreOffice/7.1.3.2$Windows_X86_64 LibreOffice_project/47f78053abe362b9384784d31a6e56f8511eb1c1</meta:generator>
    <meta:document-statistic meta:table-count="4" meta:image-count="0" meta:object-count="0" meta:page-count="2" meta:paragraph-count="75" meta:word-count="662" meta:character-count="3599" meta:non-whitespace-character-count="3066"/>
  </office:meta>
</office:document-meta>
</file>